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8.65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65.99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2" style:family="table-cell" style:parent-style-name="Default" style:data-style-name="N0">
      <style:table-cell-properties fo:background-color="#ff7b59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Sammenlagt timeantall per pers.</text:p>
          </table:table-cell>
          <table:table-cell table:style-name="ce8" table:formula="of:=SUM([.B6:.B19])" office:value-type="float" office:value="17.5" calcext:value-type="float">
            <text:p>17.5</text:p>
          </table:table-cell>
          <table:table-cell table:style-name="ce8" table:formula="of:=SUM([.C6:.C12])" office:value-type="float" office:value="15.5" calcext:value-type="float">
            <text:p>15.5</text:p>
          </table:table-cell>
          <table:table-cell table:style-name="ce8"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ammenlagt timeantall per pers.</text:p>
          </table:table-cell>
          <table:table-cell table:style-name="ce8" table:formula="of:=SUM([.B31:.B43])" office:value-type="float" office:value="13" calcext:value-type="float">
            <text:p>13</text:p>
          </table:table-cell>
          <table:table-cell table:style-name="ce8" table:formula="of:=SUM([.C31:.C43])" office:value-type="float" office:value="10" calcext:value-type="float">
            <text:p>10</text:p>
          </table:table-cell>
          <table:table-cell table:style-name="ce8"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ne bug som gjorde at items ble dupet når man gikk frem og tilbake flere ganger mellom fragments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tte tok utrolig lang tid å finne ut av fordi feilen lå et sted som det ikke var logisk å lete etter med det første. Innså ikke at det gjaldt generelt overal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unksjonalitet for å sjekke etter dato før items blir sendt til frid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små UI funksjonaliteter (progressbar, items uten dato osv.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gfix med firebase etter login (Lastet ikke før aktiviteten ble refreshe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aktorering av kode og implementasjon av infoknapp (Var ikke I demonstrasj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e sammen logo (aner ikke om dette skal med, helt okei om det ikke telles) (var ikke I demo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pe to delete og debugging for hvorfor søk ikke fungerer på api &lt; 27 (funka fint før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mulig bugfix for sletting av items etter sort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bbing med notification (Ikke implementert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kset kræsj I AddAcitivity når man roterer telefon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e småbug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ring opp oppdatering av layou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ndscape og div desig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dPreferences for boolean isOnShoppingList mellom MainActivity og fragments (tok litt tid å refaktorere og sette seg inn i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å forandringer til layout_slistitem, MoveToFridge, refaktorerering av strengnavn og material icons for meny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internettsjekk (testing 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ammenlagt timeantall per pers.</text:p>
          </table:table-cell>
          <table:table-cell table:style-name="ce8" table:formula="of:=SUM([.B52:.B79])" office:value-type="float" office:value="19" calcext:value-type="float">
            <text:p>19</text:p>
          </table:table-cell>
          <table:table-cell table:style-name="ce8" table:formula="of:=SUM([.C52:.C84])" office:value-type="float" office:value="13" calcext:value-type="float">
            <text:p>13</text:p>
          </table:table-cell>
          <table:table-cell table:style-name="ce8" table:formula="of:=SUM([.D52:.D83])"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7:32:01.943307053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25T22:39:51.160753273</dc:date>
    <meta:editing-cycles>31</meta:editing-cycles>
    <meta:editing-duration>PT6H9M37S</meta:editing-duration>
    <meta:document-statistic meta:table-count="1" meta:cell-count="140" meta:object-count="0"/>
  </office:meta>
</office:document-meta>
</file>